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D" table:style-name="ta1">
        <table:shapes>
          <draw:frame draw:z-index="0" draw:style-name="gr1" draw:text-style-name="P1" svg:width="453.46pt" svg:height="344.83pt" svg:x="10.91pt" svg:y="230.4pt">
            <draw:object draw:notify-on-update-of-ranges="2D.B5:2D.B14 2D.E4:2D.E4 2D.E5:2D.E14 2D.B5:2D.B14 2D.F4:2D.F4 2D.F5:2D.F14 2D.B5:2D.B14 2D.G4:2D.G4 2D.G5:2D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4.28pt" svg:height="344.07pt" svg:x="472.17pt" svg:y="233.4pt">
            <draw:object draw:notify-on-update-of-ranges="2D.B5:2D.B14 2D.H4:2D.H4 2D.H5:2D.H14 2D.B5:2D.B14 2D.I4:2D.I4 2D.I5:2D.I14 2D.B5:2D.B14 2D.J4:2D.J4 2D.J5:2D.J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342.65pt" svg:x="937.39pt" svg:y="231.11pt">
            <draw:object draw:notify-on-update-of-ranges="2D.B5:2D.B14 2D.K4:2D.K4 2D.K5:2D.K14 2D.B5:2D.B14 2D.L4:2D.L4 2D.L5:2D.L14 2D.B5:2D.B14 2D.M4:2D.M4 2D.M5:2D.M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atio (timeFMB / timeSAT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countInter</text:p>
          </table:table-cell>
          <table:table-cell office:value-type="string" calcext:value-type="string">
            <text:p>countNoInter</text:p>
          </table:table-cell>
          <table:table-cell office:value-type="string" calcext:value-type="string">
            <text:p>minInter</text:p>
          </table:table-cell>
          <table:table-cell office:value-type="string" calcext:value-type="string">
            <text:p>avgInter</text:p>
          </table:table-cell>
          <table:table-cell office:value-type="string" calcext:value-type="string">
            <text:p>maxInter</text:p>
          </table:table-cell>
          <table:table-cell office:value-type="string" calcext:value-type="string">
            <text:p>minNoInter</text:p>
          </table:table-cell>
          <table:table-cell office:value-type="string" calcext:value-type="string">
            <text:p>avgNoInter</text:p>
          </table:table-cell>
          <table:table-cell office:value-type="string" calcext:value-type="string">
            <text:p>maxNoInter</text:p>
          </table:table-cell>
          <table:table-cell office:value-type="string" calcext:value-type="string">
            <text:p>minTotal</text:p>
          </table:table-cell>
          <table:table-cell office:value-type="string" calcext:value-type="string">
            <text:p>avgTotal</text:p>
          </table:table-cell>
          <table:table-cell office:value-type="string" calcext:value-type="string">
            <text:p>maxTota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8620" calcext:value-type="float">
            <text:p>468620</text:p>
          </table:table-cell>
          <table:table-cell office:value-type="float" office:value="1531380" calcext:value-type="float">
            <text:p>1531380</text:p>
          </table:table-cell>
          <table:table-cell office:value-type="float" office:value="0.868966" calcext:value-type="float">
            <text:p>0.868966</text:p>
          </table:table-cell>
          <table:table-cell office:value-type="float" office:value="2.657888" calcext:value-type="float">
            <text:p>2.657888</text:p>
          </table:table-cell>
          <table:table-cell office:value-type="float" office:value="5.894737" calcext:value-type="float">
            <text:p>5.894737</text:p>
          </table:table-cell>
          <table:table-cell office:value-type="float" office:value="0.128205" calcext:value-type="float">
            <text:p>0.128205</text:p>
          </table:table-cell>
          <table:table-cell office:value-type="float" office:value="1.172404" calcext:value-type="float">
            <text:p>1.172404</text:p>
          </table:table-cell>
          <table:table-cell office:value-type="float" office:value="22.066667" calcext:value-type="float">
            <text:p>22.066667</text:p>
          </table:table-cell>
          <table:table-cell office:value-type="float" office:value="0.128205" calcext:value-type="float">
            <text:p>0.128205</text:p>
          </table:table-cell>
          <table:table-cell office:value-type="float" office:value="1.520468" calcext:value-type="float">
            <text:p>1.520468</text:p>
          </table:table-cell>
          <table:table-cell office:value-type="float" office:value="22.066667" calcext:value-type="float">
            <text:p>22.0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68568" calcext:value-type="float">
            <text:p>468568</text:p>
          </table:table-cell>
          <table:table-cell office:value-type="float" office:value="1531432" calcext:value-type="float">
            <text:p>1531432</text:p>
          </table:table-cell>
          <table:table-cell office:value-type="float" office:value="1" calcext:value-type="float">
            <text:p>1</text:p>
          </table:table-cell>
          <table:table-cell office:value-type="float" office:value="2.656676" calcext:value-type="float">
            <text:p>2.656676</text:p>
          </table:table-cell>
          <table:table-cell office:value-type="float" office:value="5.953125" calcext:value-type="float">
            <text:p>5.953125</text:p>
          </table:table-cell>
          <table:table-cell office:value-type="float" office:value="0.145631" calcext:value-type="float">
            <text:p>0.145631</text:p>
          </table:table-cell>
          <table:table-cell office:value-type="float" office:value="1.171258" calcext:value-type="float">
            <text:p>1.171258</text:p>
          </table:table-cell>
          <table:table-cell office:value-type="float" office:value="22.666667" calcext:value-type="float">
            <text:p>22.666667</text:p>
          </table:table-cell>
          <table:table-cell office:value-type="float" office:value="0.145631" calcext:value-type="float">
            <text:p>0.145631</text:p>
          </table:table-cell>
          <table:table-cell office:value-type="float" office:value="1.519268" calcext:value-type="float">
            <text:p>1.519268</text:p>
          </table:table-cell>
          <table:table-cell office:value-type="float" office:value="22.666667" calcext:value-type="float">
            <text:p>22.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70132" calcext:value-type="float">
            <text:p>470132</text:p>
          </table:table-cell>
          <table:table-cell office:value-type="float" office:value="1529868" calcext:value-type="float">
            <text:p>1529868</text:p>
          </table:table-cell>
          <table:table-cell office:value-type="float" office:value="0.71978" calcext:value-type="float">
            <text:p>0.71978</text:p>
          </table:table-cell>
          <table:table-cell office:value-type="float" office:value="2.657903" calcext:value-type="float">
            <text:p>2.657903</text:p>
          </table:table-cell>
          <table:table-cell office:value-type="float" office:value="7.484375" calcext:value-type="float">
            <text:p>7.484375</text:p>
          </table:table-cell>
          <table:table-cell office:value-type="float" office:value="0.123377" calcext:value-type="float">
            <text:p>0.123377</text:p>
          </table:table-cell>
          <table:table-cell office:value-type="float" office:value="1.170659" calcext:value-type="float">
            <text:p>1.170659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0.123377" calcext:value-type="float">
            <text:p>0.123377</text:p>
          </table:table-cell>
          <table:table-cell office:value-type="float" office:value="1.520259" calcext:value-type="float">
            <text:p>1.520259</text:p>
          </table:table-cell>
          <table:table-cell office:value-type="float" office:value="19.866667" calcext:value-type="float">
            <text:p>19.8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69526" calcext:value-type="float">
            <text:p>469526</text:p>
          </table:table-cell>
          <table:table-cell office:value-type="float" office:value="1530474" calcext:value-type="float">
            <text:p>1530474</text:p>
          </table:table-cell>
          <table:table-cell office:value-type="float" office:value="1.016129" calcext:value-type="float">
            <text:p>1.016129</text:p>
          </table:table-cell>
          <table:table-cell office:value-type="float" office:value="2.658011" calcext:value-type="float">
            <text:p>2.658011</text:p>
          </table:table-cell>
          <table:table-cell office:value-type="float" office:value="6.140625" calcext:value-type="float">
            <text:p>6.140625</text:p>
          </table:table-cell>
          <table:table-cell office:value-type="float" office:value="0.14876" calcext:value-type="float">
            <text:p>0.14876</text:p>
          </table:table-cell>
          <table:table-cell office:value-type="float" office:value="1.171535" calcext:value-type="float">
            <text:p>1.171535</text:p>
          </table:table-cell>
          <table:table-cell office:value-type="float" office:value="19.733333" calcext:value-type="float">
            <text:p>19.733333</text:p>
          </table:table-cell>
          <table:table-cell office:value-type="float" office:value="0.14876" calcext:value-type="float">
            <text:p>0.14876</text:p>
          </table:table-cell>
          <table:table-cell office:value-type="float" office:value="1.520505" calcext:value-type="float">
            <text:p>1.520505</text:p>
          </table:table-cell>
          <table:table-cell office:value-type="float" office:value="19.733333" calcext:value-type="float">
            <text:p>19.7333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68144" calcext:value-type="float">
            <text:p>468144</text:p>
          </table:table-cell>
          <table:table-cell office:value-type="float" office:value="1531856" calcext:value-type="float">
            <text:p>1531856</text:p>
          </table:table-cell>
          <table:table-cell office:value-type="float" office:value="0.910345" calcext:value-type="float">
            <text:p>0.910345</text:p>
          </table:table-cell>
          <table:table-cell office:value-type="float" office:value="2.658731" calcext:value-type="float">
            <text:p>2.658731</text:p>
          </table:table-cell>
          <table:table-cell office:value-type="float" office:value="6.807692" calcext:value-type="float">
            <text:p>6.807692</text:p>
          </table:table-cell>
          <table:table-cell office:value-type="float" office:value="0.08377" calcext:value-type="float">
            <text:p>0.08377</text:p>
          </table:table-cell>
          <table:table-cell office:value-type="float" office:value="1.171918" calcext:value-type="float">
            <text:p>1.171918</text:p>
          </table:table-cell>
          <table:table-cell office:value-type="float" office:value="19.1875" calcext:value-type="float">
            <text:p>19.1875</text:p>
          </table:table-cell>
          <table:table-cell office:value-type="float" office:value="0.08377" calcext:value-type="float">
            <text:p>0.08377</text:p>
          </table:table-cell>
          <table:table-cell office:value-type="float" office:value="1.519939" calcext:value-type="float">
            <text:p>1.519939</text:p>
          </table:table-cell>
          <table:table-cell office:value-type="float" office:value="19.1875" calcext:value-type="float">
            <text:p>19.18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68286" calcext:value-type="float">
            <text:p>468286</text:p>
          </table:table-cell>
          <table:table-cell office:value-type="float" office:value="1531714" calcext:value-type="float">
            <text:p>153171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2.659698" calcext:value-type="float">
            <text:p>2.659698</text:p>
          </table:table-cell>
          <table:table-cell office:value-type="float" office:value="7.151515" calcext:value-type="float">
            <text:p>7.151515</text:p>
          </table:table-cell>
          <table:table-cell office:value-type="float" office:value="0.082873" calcext:value-type="float">
            <text:p>0.082873</text:p>
          </table:table-cell>
          <table:table-cell office:value-type="float" office:value="1.173447" calcext:value-type="float">
            <text:p>1.173447</text:p>
          </table:table-cell>
          <table:table-cell office:value-type="float" office:value="25.733333" calcext:value-type="float">
            <text:p>25.733333</text:p>
          </table:table-cell>
          <table:table-cell office:value-type="float" office:value="0.082873" calcext:value-type="float">
            <text:p>0.082873</text:p>
          </table:table-cell>
          <table:table-cell office:value-type="float" office:value="1.521442" calcext:value-type="float">
            <text:p>1.521442</text:p>
          </table:table-cell>
          <table:table-cell office:value-type="float" office:value="25.733333" calcext:value-type="float">
            <text:p>25.7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69538" calcext:value-type="float">
            <text:p>469538</text:p>
          </table:table-cell>
          <table:table-cell office:value-type="float" office:value="1530462" calcext:value-type="float">
            <text:p>1530462</text:p>
          </table:table-cell>
          <table:table-cell office:value-type="float" office:value="1.040541" calcext:value-type="float">
            <text:p>1.040541</text:p>
          </table:table-cell>
          <table:table-cell office:value-type="float" office:value="2.658071" calcext:value-type="float">
            <text:p>2.658071</text:p>
          </table:table-cell>
          <table:table-cell office:value-type="float" office:value="5.550725" calcext:value-type="float">
            <text:p>5.550725</text:p>
          </table:table-cell>
          <table:table-cell office:value-type="float" office:value="0.174419" calcext:value-type="float">
            <text:p>0.174419</text:p>
          </table:table-cell>
          <table:table-cell office:value-type="float" office:value="1.170887" calcext:value-type="float">
            <text:p>1.170887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0.174419" calcext:value-type="float">
            <text:p>0.174419</text:p>
          </table:table-cell>
          <table:table-cell office:value-type="float" office:value="1.520031" calcext:value-type="float">
            <text:p>1.520031</text:p>
          </table:table-cell>
          <table:table-cell office:value-type="float" office:value="20.466667" calcext:value-type="float">
            <text:p>20.4666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8102" calcext:value-type="float">
            <text:p>468102</text:p>
          </table:table-cell>
          <table:table-cell office:value-type="float" office:value="1531898" calcext:value-type="float">
            <text:p>1531898</text:p>
          </table:table-cell>
          <table:table-cell office:value-type="float" office:value="1.039474" calcext:value-type="float">
            <text:p>1.039474</text:p>
          </table:table-cell>
          <table:table-cell office:value-type="float" office:value="2.656263" calcext:value-type="float">
            <text:p>2.656263</text:p>
          </table:table-cell>
          <table:table-cell office:value-type="float" office:value="6.280702" calcext:value-type="float">
            <text:p>6.280702</text:p>
          </table:table-cell>
          <table:table-cell office:value-type="float" office:value="0.168539" calcext:value-type="float">
            <text:p>0.168539</text:p>
          </table:table-cell>
          <table:table-cell office:value-type="float" office:value="1.171394" calcext:value-type="float">
            <text:p>1.171394</text:p>
          </table:table-cell>
          <table:table-cell office:value-type="float" office:value="21.333333" calcext:value-type="float">
            <text:p>21.333333</text:p>
          </table:table-cell>
          <table:table-cell office:value-type="float" office:value="0.168539" calcext:value-type="float">
            <text:p>0.168539</text:p>
          </table:table-cell>
          <table:table-cell office:value-type="float" office:value="1.518929" calcext:value-type="float">
            <text:p>1.518929</text:p>
          </table:table-cell>
          <table:table-cell office:value-type="float" office:value="21.333333" calcext:value-type="float">
            <text:p>21.3333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69772" calcext:value-type="float">
            <text:p>469772</text:p>
          </table:table-cell>
          <table:table-cell office:value-type="float" office:value="1530228" calcext:value-type="float">
            <text:p>1530228</text:p>
          </table:table-cell>
          <table:table-cell office:value-type="float" office:value="1.130435" calcext:value-type="float">
            <text:p>1.130435</text:p>
          </table:table-cell>
          <table:table-cell office:value-type="float" office:value="2.656603" calcext:value-type="float">
            <text:p>2.656603</text:p>
          </table:table-cell>
          <table:table-cell office:value-type="float" office:value="6.029851" calcext:value-type="float">
            <text:p>6.029851</text:p>
          </table:table-cell>
          <table:table-cell office:value-type="float" office:value="0.178571" calcext:value-type="float">
            <text:p>0.178571</text:p>
          </table:table-cell>
          <table:table-cell office:value-type="float" office:value="1.17283" calcext:value-type="float">
            <text:p>1.17283</text:p>
          </table:table-cell>
          <table:table-cell office:value-type="float" office:value="22.357143" calcext:value-type="float">
            <text:p>22.357143</text:p>
          </table:table-cell>
          <table:table-cell office:value-type="float" office:value="0.178571" calcext:value-type="float">
            <text:p>0.178571</text:p>
          </table:table-cell>
          <table:table-cell office:value-type="float" office:value="1.521347" calcext:value-type="float">
            <text:p>1.521347</text:p>
          </table:table-cell>
          <table:table-cell office:value-type="float" office:value="22.357143" calcext:value-type="float">
            <text:p>22.35714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68092" calcext:value-type="float">
            <text:p>468092</text:p>
          </table:table-cell>
          <table:table-cell office:value-type="float" office:value="1531908" calcext:value-type="float">
            <text:p>1531908</text:p>
          </table:table-cell>
          <table:table-cell office:value-type="float" office:value="1.144144" calcext:value-type="float">
            <text:p>1.144144</text:p>
          </table:table-cell>
          <table:table-cell office:value-type="float" office:value="2.656572" calcext:value-type="float">
            <text:p>2.656572</text:p>
          </table:table-cell>
          <table:table-cell office:value-type="float" office:value="5.280702" calcext:value-type="float">
            <text:p>5.280702</text:p>
          </table:table-cell>
          <table:table-cell office:value-type="float" office:value="0.192308" calcext:value-type="float">
            <text:p>0.192308</text:p>
          </table:table-cell>
          <table:table-cell office:value-type="float" office:value="1.170368" calcext:value-type="float">
            <text:p>1.170368</text:p>
          </table:table-cell>
          <table:table-cell office:value-type="float" office:value="15.714286" calcext:value-type="float">
            <text:p>15.714286</text:p>
          </table:table-cell>
          <table:table-cell office:value-type="float" office:value="0.192308" calcext:value-type="float">
            <text:p>0.192308</text:p>
          </table:table-cell>
          <table:table-cell office:value-type="float" office:value="1.518208" calcext:value-type="float">
            <text:p>1.518208</text:p>
          </table:table-cell>
          <table:table-cell office:value-type="float" office:value="15.714286" calcext:value-type="float">
            <text:p>15.714286</text:p>
          </table:table-cell>
        </table:table-row>
      </table:table>
      <table:table table:name="3D" table:style-name="ta1">
        <table:shapes>
          <draw:frame draw:z-index="0" draw:style-name="gr1" draw:text-style-name="P1" svg:width="453.46pt" svg:height="344.83pt" svg:x="10.91pt" svg:y="230.4pt">
            <draw:object draw:notify-on-update-of-ranges="3D.B5:3D.B14 3D.E4:3D.E4 3D.E5:3D.E14 3D.B5:3D.B14 3D.F4:3D.F4 3D.F5:3D.F14 3D.B5:3D.B14 3D.G4:3D.G4 3D.G5:3D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4.25pt" svg:height="344.07pt" svg:x="476.08pt" svg:y="237.17pt">
            <draw:object draw:notify-on-update-of-ranges="3D.B5:3D.B14 3D.H4:3D.H4 3D.H5:3D.H14 3D.B5:3D.B14 3D.I4:3D.I4 3D.I5:3D.I14 3D.B5:3D.B14 3D.J4:3D.J4 3D.J5:3D.J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46pt" svg:height="342.65pt" svg:x="937.39pt" svg:y="231.11pt">
            <draw:object draw:notify-on-update-of-ranges="3D.B5:3D.B14 3D.K4:3D.K4 3D.K5:3D.K14 3D.B5:3D.B14 3D.L4:3D.L4 3D.L5:3D.L14 3D.B5:3D.B14 3D.M4:3D.M4 3D.M5:3D.M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atio (timeFMB / timeSAT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countInter</text:p>
          </table:table-cell>
          <table:table-cell office:value-type="string" calcext:value-type="string">
            <text:p>countNoInter</text:p>
          </table:table-cell>
          <table:table-cell office:value-type="string" calcext:value-type="string">
            <text:p>minInter</text:p>
          </table:table-cell>
          <table:table-cell office:value-type="string" calcext:value-type="string">
            <text:p>avgInter</text:p>
          </table:table-cell>
          <table:table-cell office:value-type="string" calcext:value-type="string">
            <text:p>maxInter</text:p>
          </table:table-cell>
          <table:table-cell office:value-type="string" calcext:value-type="string">
            <text:p>minNoInter</text:p>
          </table:table-cell>
          <table:table-cell office:value-type="string" calcext:value-type="string">
            <text:p>avgNoInter</text:p>
          </table:table-cell>
          <table:table-cell office:value-type="string" calcext:value-type="string">
            <text:p>maxNoInter</text:p>
          </table:table-cell>
          <table:table-cell office:value-type="string" calcext:value-type="string">
            <text:p>minTotal</text:p>
          </table:table-cell>
          <table:table-cell office:value-type="string" calcext:value-type="string">
            <text:p>avgTotal</text:p>
          </table:table-cell>
          <table:table-cell office:value-type="string" calcext:value-type="string">
            <text:p>maxTota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4924" calcext:value-type="float">
            <text:p>314924</text:p>
          </table:table-cell>
          <table:table-cell office:value-type="float" office:value="1685076" calcext:value-type="float">
            <text:p>1685076</text:p>
          </table:table-cell>
          <table:table-cell office:value-type="float" office:value="0.582975" calcext:value-type="float">
            <text:p>0.582975</text:p>
          </table:table-cell>
          <table:table-cell office:value-type="float" office:value="1.230816" calcext:value-type="float">
            <text:p>1.230816</text:p>
          </table:table-cell>
          <table:table-cell office:value-type="float" office:value="2.625692" calcext:value-type="float">
            <text:p>2.625692</text:p>
          </table:table-cell>
          <table:table-cell office:value-type="float" office:value="0.051114" calcext:value-type="float">
            <text:p>0.051114</text:p>
          </table:table-cell>
          <table:table-cell office:value-type="float" office:value="0.766658" calcext:value-type="float">
            <text:p>0.766658</text:p>
          </table:table-cell>
          <table:table-cell office:value-type="float" office:value="37.961538" calcext:value-type="float">
            <text:p>37.961538</text:p>
          </table:table-cell>
          <table:table-cell office:value-type="float" office:value="0.051114" calcext:value-type="float">
            <text:p>0.051114</text:p>
          </table:table-cell>
          <table:table-cell office:value-type="float" office:value="0.839745" calcext:value-type="float">
            <text:p>0.839745</text:p>
          </table:table-cell>
          <table:table-cell office:value-type="float" office:value="37.961538" calcext:value-type="float">
            <text:p>37.9615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5914" calcext:value-type="float">
            <text:p>315914</text:p>
          </table:table-cell>
          <table:table-cell office:value-type="float" office:value="1684086" calcext:value-type="float">
            <text:p>1684086</text:p>
          </table:table-cell>
          <table:table-cell office:value-type="float" office:value="0.315889" calcext:value-type="float">
            <text:p>0.315889</text:p>
          </table:table-cell>
          <table:table-cell office:value-type="float" office:value="1.232035" calcext:value-type="float">
            <text:p>1.232035</text:p>
          </table:table-cell>
          <table:table-cell office:value-type="float" office:value="2.522917" calcext:value-type="float">
            <text:p>2.522917</text:p>
          </table:table-cell>
          <table:table-cell office:value-type="float" office:value="0.013304" calcext:value-type="float">
            <text:p>0.013304</text:p>
          </table:table-cell>
          <table:table-cell office:value-type="float" office:value="0.764355" calcext:value-type="float">
            <text:p>0.764355</text:p>
          </table:table-cell>
          <table:table-cell office:value-type="float" office:value="38.962963" calcext:value-type="float">
            <text:p>38.962963</text:p>
          </table:table-cell>
          <table:table-cell office:value-type="float" office:value="0.013304" calcext:value-type="float">
            <text:p>0.013304</text:p>
          </table:table-cell>
          <table:table-cell office:value-type="float" office:value="0.838228" calcext:value-type="float">
            <text:p>0.838228</text:p>
          </table:table-cell>
          <table:table-cell office:value-type="float" office:value="38.962963" calcext:value-type="float">
            <text:p>38.9629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15266" calcext:value-type="float">
            <text:p>315266</text:p>
          </table:table-cell>
          <table:table-cell office:value-type="float" office:value="1684734" calcext:value-type="float">
            <text:p>1684734</text:p>
          </table:table-cell>
          <table:table-cell office:value-type="float" office:value="0.319" calcext:value-type="float">
            <text:p>0.319</text:p>
          </table:table-cell>
          <table:table-cell office:value-type="float" office:value="1.23361" calcext:value-type="float">
            <text:p>1.23361</text:p>
          </table:table-cell>
          <table:table-cell office:value-type="float" office:value="2.654667" calcext:value-type="float">
            <text:p>2.654667</text:p>
          </table:table-cell>
          <table:table-cell office:value-type="float" office:value="0.043089" calcext:value-type="float">
            <text:p>0.043089</text:p>
          </table:table-cell>
          <table:table-cell office:value-type="float" office:value="0.764707" calcext:value-type="float">
            <text:p>0.764707</text:p>
          </table:table-cell>
          <table:table-cell office:value-type="float" office:value="36.04" calcext:value-type="float">
            <text:p>36.04</text:p>
          </table:table-cell>
          <table:table-cell office:value-type="float" office:value="0.043089" calcext:value-type="float">
            <text:p>0.043089</text:p>
          </table:table-cell>
          <table:table-cell office:value-type="float" office:value="0.838621" calcext:value-type="float">
            <text:p>0.838621</text:p>
          </table:table-cell>
          <table:table-cell office:value-type="float" office:value="36.04" calcext:value-type="float">
            <text:p>36.0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5258" calcext:value-type="float">
            <text:p>315258</text:p>
          </table:table-cell>
          <table:table-cell office:value-type="float" office:value="1684742" calcext:value-type="float">
            <text:p>1684742</text:p>
          </table:table-cell>
          <table:table-cell office:value-type="float" office:value="0.228561" calcext:value-type="float">
            <text:p>0.228561</text:p>
          </table:table-cell>
          <table:table-cell office:value-type="float" office:value="1.231568" calcext:value-type="float">
            <text:p>1.231568</text:p>
          </table:table-cell>
          <table:table-cell office:value-type="float" office:value="2.671392" calcext:value-type="float">
            <text:p>2.671392</text:p>
          </table:table-cell>
          <table:table-cell office:value-type="float" office:value="0.03299" calcext:value-type="float">
            <text:p>0.03299</text:p>
          </table:table-cell>
          <table:table-cell office:value-type="float" office:value="0.766761" calcext:value-type="float">
            <text:p>0.766761</text:p>
          </table:table-cell>
          <table:table-cell office:value-type="float" office:value="41.925926" calcext:value-type="float">
            <text:p>41.925926</text:p>
          </table:table-cell>
          <table:table-cell office:value-type="float" office:value="0.03299" calcext:value-type="float">
            <text:p>0.03299</text:p>
          </table:table-cell>
          <table:table-cell office:value-type="float" office:value="0.840028" calcext:value-type="float">
            <text:p>0.840028</text:p>
          </table:table-cell>
          <table:table-cell office:value-type="float" office:value="41.925926" calcext:value-type="float">
            <text:p>41.92592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6862" calcext:value-type="float">
            <text:p>316862</text:p>
          </table:table-cell>
          <table:table-cell office:value-type="float" office:value="1683138" calcext:value-type="float">
            <text:p>1683138</text:p>
          </table:table-cell>
          <table:table-cell office:value-type="float" office:value="0.270908" calcext:value-type="float">
            <text:p>0.270908</text:p>
          </table:table-cell>
          <table:table-cell office:value-type="float" office:value="1.229414" calcext:value-type="float">
            <text:p>1.229414</text:p>
          </table:table-cell>
          <table:table-cell office:value-type="float" office:value="2.748227" calcext:value-type="float">
            <text:p>2.74822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765773" calcext:value-type="float">
            <text:p>0.765773</text:p>
          </table:table-cell>
          <table:table-cell office:value-type="float" office:value="43.851852" calcext:value-type="float">
            <text:p>43.851852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839228" calcext:value-type="float">
            <text:p>0.839228</text:p>
          </table:table-cell>
          <table:table-cell office:value-type="float" office:value="43.851852" calcext:value-type="float">
            <text:p>43.8518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5638" calcext:value-type="float">
            <text:p>315638</text:p>
          </table:table-cell>
          <table:table-cell office:value-type="float" office:value="1684362" calcext:value-type="float">
            <text:p>1684362</text:p>
          </table:table-cell>
          <table:table-cell office:value-type="float" office:value="0.317355" calcext:value-type="float">
            <text:p>0.317355</text:p>
          </table:table-cell>
          <table:table-cell office:value-type="float" office:value="1.229956" calcext:value-type="float">
            <text:p>1.229956</text:p>
          </table:table-cell>
          <table:table-cell office:value-type="float" office:value="2.572917" calcext:value-type="float">
            <text:p>2.572917</text:p>
          </table:table-cell>
          <table:table-cell office:value-type="float" office:value="0.042079" calcext:value-type="float">
            <text:p>0.042079</text:p>
          </table:table-cell>
          <table:table-cell office:value-type="float" office:value="0.764783" calcext:value-type="float">
            <text:p>0.764783</text:p>
          </table:table-cell>
          <table:table-cell office:value-type="float" office:value="38.074074" calcext:value-type="float">
            <text:p>38.074074</text:p>
          </table:table-cell>
          <table:table-cell office:value-type="float" office:value="0.042079" calcext:value-type="float">
            <text:p>0.042079</text:p>
          </table:table-cell>
          <table:table-cell office:value-type="float" office:value="0.838196" calcext:value-type="float">
            <text:p>0.838196</text:p>
          </table:table-cell>
          <table:table-cell office:value-type="float" office:value="38.074074" calcext:value-type="float">
            <text:p>38.07407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4916" calcext:value-type="float">
            <text:p>314916</text:p>
          </table:table-cell>
          <table:table-cell office:value-type="float" office:value="1685084" calcext:value-type="float">
            <text:p>1685084</text:p>
          </table:table-cell>
          <table:table-cell office:value-type="float" office:value="0.511641" calcext:value-type="float">
            <text:p>0.511641</text:p>
          </table:table-cell>
          <table:table-cell office:value-type="float" office:value="1.229532" calcext:value-type="float">
            <text:p>1.229532</text:p>
          </table:table-cell>
          <table:table-cell office:value-type="float" office:value="2.522926" calcext:value-type="float">
            <text:p>2.522926</text:p>
          </table:table-cell>
          <table:table-cell office:value-type="float" office:value="0.047337" calcext:value-type="float">
            <text:p>0.047337</text:p>
          </table:table-cell>
          <table:table-cell office:value-type="float" office:value="0.765865" calcext:value-type="float">
            <text:p>0.765865</text:p>
          </table:table-cell>
          <table:table-cell office:value-type="float" office:value="40.846154" calcext:value-type="float">
            <text:p>40.846154</text:p>
          </table:table-cell>
          <table:table-cell office:value-type="float" office:value="0.047337" calcext:value-type="float">
            <text:p>0.047337</text:p>
          </table:table-cell>
          <table:table-cell office:value-type="float" office:value="0.838873" calcext:value-type="float">
            <text:p>0.838873</text:p>
          </table:table-cell>
          <table:table-cell office:value-type="float" office:value="40.846154" calcext:value-type="float">
            <text:p>40.8461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6348" calcext:value-type="float">
            <text:p>316348</text:p>
          </table:table-cell>
          <table:table-cell office:value-type="float" office:value="1683652" calcext:value-type="float">
            <text:p>1683652</text:p>
          </table:table-cell>
          <table:table-cell office:value-type="float" office:value="0.549914" calcext:value-type="float">
            <text:p>0.549914</text:p>
          </table:table-cell>
          <table:table-cell office:value-type="float" office:value="1.230395" calcext:value-type="float">
            <text:p>1.230395</text:p>
          </table:table-cell>
          <table:table-cell office:value-type="float" office:value="2.477174" calcext:value-type="float">
            <text:p>2.477174</text:p>
          </table:table-cell>
          <table:table-cell office:value-type="float" office:value="0.04902" calcext:value-type="float">
            <text:p>0.04902</text:p>
          </table:table-cell>
          <table:table-cell office:value-type="float" office:value="0.765394" calcext:value-type="float">
            <text:p>0.765394</text:p>
          </table:table-cell>
          <table:table-cell office:value-type="float" office:value="42.6" calcext:value-type="float">
            <text:p>42.6</text:p>
          </table:table-cell>
          <table:table-cell office:value-type="float" office:value="0.04902" calcext:value-type="float">
            <text:p>0.04902</text:p>
          </table:table-cell>
          <table:table-cell office:value-type="float" office:value="0.838945" calcext:value-type="float">
            <text:p>0.838945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3970" calcext:value-type="float">
            <text:p>313970</text:p>
          </table:table-cell>
          <table:table-cell office:value-type="float" office:value="1686030" calcext:value-type="float">
            <text:p>1686030</text:p>
          </table:table-cell>
          <table:table-cell office:value-type="float" office:value="0.285403" calcext:value-type="float">
            <text:p>0.285403</text:p>
          </table:table-cell>
          <table:table-cell office:value-type="float" office:value="1.230344" calcext:value-type="float">
            <text:p>1.230344</text:p>
          </table:table-cell>
          <table:table-cell office:value-type="float" office:value="2.646804" calcext:value-type="float">
            <text:p>2.646804</text:p>
          </table:table-cell>
          <table:table-cell office:value-type="float" office:value="0.046065" calcext:value-type="float">
            <text:p>0.046065</text:p>
          </table:table-cell>
          <table:table-cell office:value-type="float" office:value="0.766043" calcext:value-type="float">
            <text:p>0.766043</text:p>
          </table:table-cell>
          <table:table-cell office:value-type="float" office:value="38.75" calcext:value-type="float">
            <text:p>38.75</text:p>
          </table:table-cell>
          <table:table-cell office:value-type="float" office:value="0.046065" calcext:value-type="float">
            <text:p>0.046065</text:p>
          </table:table-cell>
          <table:table-cell office:value-type="float" office:value="0.838931" calcext:value-type="float">
            <text:p>0.838931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6546" calcext:value-type="float">
            <text:p>316546</text:p>
          </table:table-cell>
          <table:table-cell office:value-type="float" office:value="1683454" calcext:value-type="float">
            <text:p>1683454</text:p>
          </table:table-cell>
          <table:table-cell office:value-type="float" office:value="0.364672" calcext:value-type="float">
            <text:p>0.364672</text:p>
          </table:table-cell>
          <table:table-cell office:value-type="float" office:value="1.22976" calcext:value-type="float">
            <text:p>1.22976</text:p>
          </table:table-cell>
          <table:table-cell office:value-type="float" office:value="2.25" calcext:value-type="float">
            <text:p>2.25</text:p>
          </table:table-cell>
          <table:table-cell office:value-type="float" office:value="0.053476" calcext:value-type="float">
            <text:p>0.053476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35.592593" calcext:value-type="float">
            <text:p>35.592593</text:p>
          </table:table-cell>
          <table:table-cell office:value-type="float" office:value="0.053476" calcext:value-type="float">
            <text:p>0.053476</text:p>
          </table:table-cell>
          <table:table-cell office:value-type="float" office:value="0.838698" calcext:value-type="float">
            <text:p>0.838698</text:p>
          </table:table-cell>
          <table:table-cell office:value-type="float" office:value="35.592593" calcext:value-type="float">
            <text:p>35.5925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00:08:31.912164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1:49:23.387526228</meta:creation-date>
    <dc:date>2019-11-11T00:09:34.235473057</dc:date>
    <meta:editing-duration>PT2H19M56S</meta:editing-duration>
    <meta:editing-cycles>12</meta:editing-cycles>
    <meta:generator>LibreOffice/6.0.7.3$Linux_X86_64 LibreOffice_project/00m0$Build-3</meta:generator>
    <meta:document-statistic meta:table-count="2" meta:cell-count="26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1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2.166cm" xlink:href=".." xlink:type="simple" chart:class="chart:scatter" chart:style-name="ch1">
        <chart:title svg:x="1.129cm" svg:y="0.378cm" chart:style-name="ch2">
          <text:p>Minimum/Average/Maximum of (timeFMB / timeSAT) for intersecting pairs in 2D</text:p>
        </chart:title>
        <chart:legend chart:legend-position="bottom" svg:x="4.379cm" svg:y="11.567cm" style:legend-expansion="wide" chart:style-name="ch3"/>
        <chart:plot-area chart:style-name="ch4" table:cell-range-address="2D.B5:2D.B14 2D.E4:2D.G14" chart:data-source-has-labels="row" svg:x="0.319cm" svg:y="1.304cm" svg:width="15.36cm" svg:height="9.836cm">
          <chartooo:coordinate-region svg:x="1.231cm" svg:y="1.503cm" svg:width="14.354cm" svg:height="8.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2D.E5:2D.E14" chart:label-cell-address="2D.E4:2D.E4" chart:class="chart:scatter">
            <chart:domain table:cell-range-address="2D.B5:2D.B14"/>
            <chart:data-point chart:repeated="10"/>
          </chart:series>
          <chart:series chart:style-name="ch9" chart:values-cell-range-address="2D.F5:2D.F14" chart:label-cell-address="2D.F4:2D.F4" chart:class="chart:scatter">
            <chart:data-point chart:repeated="10"/>
          </chart:series>
          <chart:series chart:style-name="ch10" chart:values-cell-range-address="2D.G5:2D.G14" chart:label-cell-address="2D.G4:2D.G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Inter</text:p>
                <draw:g>
                  <svg:desc>2D.E4:2D.E4</svg:desc>
                </draw:g>
              </table:table-cell>
              <table:table-cell office:value-type="string">
                <text:p>avgInter</text:p>
                <draw:g>
                  <svg:desc>2D.F4:2D.F4</svg:desc>
                </draw:g>
              </table:table-cell>
              <table:table-cell office:value-type="string">
                <text:p>maxInter</text:p>
                <draw:g>
                  <svg:desc>2D.G4:2D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D.B5:2D.B14</svg:desc>
                </draw:g>
              </table:table-cell>
              <table:table-cell office:value-type="float" office:value="0.868966">
                <text:p>0.868966</text:p>
                <draw:g>
                  <svg:desc>2D.E5:2D.E14</svg:desc>
                </draw:g>
              </table:table-cell>
              <table:table-cell office:value-type="float" office:value="2.657888">
                <text:p>2.657888</text:p>
                <draw:g>
                  <svg:desc>2D.F5:2D.F14</svg:desc>
                </draw:g>
              </table:table-cell>
              <table:table-cell office:value-type="float" office:value="5.894737">
                <text:p>5.894737</text:p>
                <draw:g>
                  <svg:desc>2D.G5:2D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656676">
                <text:p>2.656676</text:p>
              </table:table-cell>
              <table:table-cell office:value-type="float" office:value="5.953125">
                <text:p>5.95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1978">
                <text:p>0.71978</text:p>
              </table:table-cell>
              <table:table-cell office:value-type="float" office:value="2.657903">
                <text:p>2.657903</text:p>
              </table:table-cell>
              <table:table-cell office:value-type="float" office:value="7.484375">
                <text:p>7.4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016129">
                <text:p>1.016129</text:p>
              </table:table-cell>
              <table:table-cell office:value-type="float" office:value="2.658011">
                <text:p>2.658011</text:p>
              </table:table-cell>
              <table:table-cell office:value-type="float" office:value="6.140625">
                <text:p>6.1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10345">
                <text:p>0.910345</text:p>
              </table:table-cell>
              <table:table-cell office:value-type="float" office:value="2.658731">
                <text:p>2.658731</text:p>
              </table:table-cell>
              <table:table-cell office:value-type="float" office:value="6.807692">
                <text:p>6.807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57143">
                <text:p>0.857143</text:p>
              </table:table-cell>
              <table:table-cell office:value-type="float" office:value="2.659698">
                <text:p>2.659698</text:p>
              </table:table-cell>
              <table:table-cell office:value-type="float" office:value="7.151515">
                <text:p>7.151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040541">
                <text:p>1.040541</text:p>
              </table:table-cell>
              <table:table-cell office:value-type="float" office:value="2.658071">
                <text:p>2.658071</text:p>
              </table:table-cell>
              <table:table-cell office:value-type="float" office:value="5.550725">
                <text:p>5.550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039474">
                <text:p>1.039474</text:p>
              </table:table-cell>
              <table:table-cell office:value-type="float" office:value="2.656263">
                <text:p>2.656263</text:p>
              </table:table-cell>
              <table:table-cell office:value-type="float" office:value="6.280702">
                <text:p>6.280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130435">
                <text:p>1.130435</text:p>
              </table:table-cell>
              <table:table-cell office:value-type="float" office:value="2.656603">
                <text:p>2.656603</text:p>
              </table:table-cell>
              <table:table-cell office:value-type="float" office:value="6.029851">
                <text:p>6.029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44144">
                <text:p>1.144144</text:p>
              </table:table-cell>
              <table:table-cell office:value-type="float" office:value="2.656572">
                <text:p>2.656572</text:p>
              </table:table-cell>
              <table:table-cell office:value-type="float" office:value="5.280702">
                <text:p>5.2807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7cm" svg:height="12.139cm" xlink:href=".." xlink:type="simple" chart:class="chart:scatter" chart:style-name="ch1">
        <chart:title svg:x="0.759cm" svg:y="0.377cm" chart:style-name="ch2">
          <text:p>Minimum/Average/Maximum of (timeFMB / timeSAT) for non-intersecting pairs in 2D</text:p>
        </chart:title>
        <chart:legend chart:legend-position="bottom" svg:x="3.758cm" svg:y="11.54cm" style:legend-expansion="wide" chart:style-name="ch3"/>
        <chart:plot-area chart:style-name="ch4" table:cell-range-address="2D.B5:2D.B14 2D.H4:2D.J14" chart:data-source-has-labels="row" svg:x="0.32cm" svg:y="1.302cm" svg:width="15.387cm" svg:height="9.812cm">
          <chartooo:coordinate-region svg:x="1.232cm" svg:y="1.501cm" svg:width="14.381cm" svg:height="8.9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2D.H5:2D.H14" chart:label-cell-address="2D.H4:2D.H4" chart:class="chart:scatter">
            <chart:domain table:cell-range-address="2D.B5:2D.B14"/>
            <chart:data-point chart:repeated="10"/>
          </chart:series>
          <chart:series chart:style-name="ch9" chart:values-cell-range-address="2D.I5:2D.I14" chart:label-cell-address="2D.I4:2D.I4" chart:class="chart:scatter">
            <chart:data-point chart:repeated="10"/>
          </chart:series>
          <chart:series chart:style-name="ch10" chart:values-cell-range-address="2D.J5:2D.J14" chart:label-cell-address="2D.J4:2D.J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NoInter</text:p>
                <draw:g>
                  <svg:desc>2D.H4:2D.H4</svg:desc>
                </draw:g>
              </table:table-cell>
              <table:table-cell office:value-type="string">
                <text:p>avgNoInter</text:p>
                <draw:g>
                  <svg:desc>2D.I4:2D.I4</svg:desc>
                </draw:g>
              </table:table-cell>
              <table:table-cell office:value-type="string">
                <text:p>maxNoInter</text:p>
                <draw:g>
                  <svg:desc>2D.J4:2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D.B5:2D.B14</svg:desc>
                </draw:g>
              </table:table-cell>
              <table:table-cell office:value-type="float" office:value="0.128205">
                <text:p>0.128205</text:p>
                <draw:g>
                  <svg:desc>2D.H5:2D.H14</svg:desc>
                </draw:g>
              </table:table-cell>
              <table:table-cell office:value-type="float" office:value="1.172404">
                <text:p>1.172404</text:p>
                <draw:g>
                  <svg:desc>2D.I5:2D.I14</svg:desc>
                </draw:g>
              </table:table-cell>
              <table:table-cell office:value-type="float" office:value="22.066667">
                <text:p>22.066667</text:p>
                <draw:g>
                  <svg:desc>2D.J5:2D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45631">
                <text:p>0.145631</text:p>
              </table:table-cell>
              <table:table-cell office:value-type="float" office:value="1.171258">
                <text:p>1.171258</text:p>
              </table:table-cell>
              <table:table-cell office:value-type="float" office:value="22.666667">
                <text:p>22.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23377">
                <text:p>0.123377</text:p>
              </table:table-cell>
              <table:table-cell office:value-type="float" office:value="1.170659">
                <text:p>1.170659</text:p>
              </table:table-cell>
              <table:table-cell office:value-type="float" office:value="19.866667">
                <text:p>19.8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4876">
                <text:p>0.14876</text:p>
              </table:table-cell>
              <table:table-cell office:value-type="float" office:value="1.171535">
                <text:p>1.171535</text:p>
              </table:table-cell>
              <table:table-cell office:value-type="float" office:value="19.733333">
                <text:p>19.7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377">
                <text:p>0.08377</text:p>
              </table:table-cell>
              <table:table-cell office:value-type="float" office:value="1.171918">
                <text:p>1.171918</text:p>
              </table:table-cell>
              <table:table-cell office:value-type="float" office:value="19.1875">
                <text:p>19.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2873">
                <text:p>0.082873</text:p>
              </table:table-cell>
              <table:table-cell office:value-type="float" office:value="1.173447">
                <text:p>1.173447</text:p>
              </table:table-cell>
              <table:table-cell office:value-type="float" office:value="25.733333">
                <text:p>25.7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4419">
                <text:p>0.174419</text:p>
              </table:table-cell>
              <table:table-cell office:value-type="float" office:value="1.170887">
                <text:p>1.170887</text:p>
              </table:table-cell>
              <table:table-cell office:value-type="float" office:value="20.466667">
                <text:p>20.4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68539">
                <text:p>0.168539</text:p>
              </table:table-cell>
              <table:table-cell office:value-type="float" office:value="1.171394">
                <text:p>1.171394</text:p>
              </table:table-cell>
              <table:table-cell office:value-type="float" office:value="21.333333">
                <text:p>21.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78571">
                <text:p>0.178571</text:p>
              </table:table-cell>
              <table:table-cell office:value-type="float" office:value="1.17283">
                <text:p>1.17283</text:p>
              </table:table-cell>
              <table:table-cell office:value-type="float" office:value="22.357143">
                <text:p>22.3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92308">
                <text:p>0.192308</text:p>
              </table:table-cell>
              <table:table-cell office:value-type="float" office:value="1.170368">
                <text:p>1.170368</text:p>
              </table:table-cell>
              <table:table-cell office:value-type="float" office:value="15.714286">
                <text:p>15.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2.089cm" xlink:href=".." xlink:type="simple" chart:class="chart:scatter" chart:style-name="ch1">
        <chart:title svg:x="1.936cm" svg:y="0.376cm" chart:style-name="ch2">
          <text:p>Minimum/Average/Maximum of (timeFMB / timeSAT) for all pairs in 2D</text:p>
        </chart:title>
        <chart:legend chart:legend-position="bottom" svg:x="4.26cm" svg:y="11.49cm" style:legend-expansion="wide" chart:style-name="ch3"/>
        <chart:plot-area chart:style-name="ch4" table:cell-range-address="2D.B5:2D.B14 2D.K4:2D.M14" chart:data-source-has-labels="row" svg:x="0.319cm" svg:y="1.3cm" svg:width="15.36cm" svg:height="9.765cm">
          <chartooo:coordinate-region svg:x="1.231cm" svg:y="1.499cm" svg:width="14.354cm" svg:height="8.91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2D.K5:2D.K14" chart:label-cell-address="2D.K4:2D.K4" chart:class="chart:scatter">
            <chart:domain table:cell-range-address="2D.B5:2D.B14"/>
            <chart:data-point chart:repeated="10"/>
          </chart:series>
          <chart:series chart:style-name="ch9" chart:values-cell-range-address="2D.L5:2D.L14" chart:label-cell-address="2D.L4:2D.L4" chart:class="chart:scatter">
            <chart:data-point chart:repeated="10"/>
          </chart:series>
          <chart:series chart:style-name="ch10" chart:values-cell-range-address="2D.M5:2D.M14" chart:label-cell-address="2D.M4:2D.M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Total</text:p>
                <draw:g>
                  <svg:desc>2D.K4:2D.K4</svg:desc>
                </draw:g>
              </table:table-cell>
              <table:table-cell office:value-type="string">
                <text:p>avgTotal</text:p>
                <draw:g>
                  <svg:desc>2D.L4:2D.L4</svg:desc>
                </draw:g>
              </table:table-cell>
              <table:table-cell office:value-type="string">
                <text:p>maxTotal</text:p>
                <draw:g>
                  <svg:desc>2D.M4:2D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D.B5:2D.B14</svg:desc>
                </draw:g>
              </table:table-cell>
              <table:table-cell office:value-type="float" office:value="0.128205">
                <text:p>0.128205</text:p>
                <draw:g>
                  <svg:desc>2D.K5:2D.K14</svg:desc>
                </draw:g>
              </table:table-cell>
              <table:table-cell office:value-type="float" office:value="1.520468">
                <text:p>1.520468</text:p>
                <draw:g>
                  <svg:desc>2D.L5:2D.L14</svg:desc>
                </draw:g>
              </table:table-cell>
              <table:table-cell office:value-type="float" office:value="22.066667">
                <text:p>22.066667</text:p>
                <draw:g>
                  <svg:desc>2D.M5:2D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45631">
                <text:p>0.145631</text:p>
              </table:table-cell>
              <table:table-cell office:value-type="float" office:value="1.519268">
                <text:p>1.519268</text:p>
              </table:table-cell>
              <table:table-cell office:value-type="float" office:value="22.666667">
                <text:p>22.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23377">
                <text:p>0.123377</text:p>
              </table:table-cell>
              <table:table-cell office:value-type="float" office:value="1.520259">
                <text:p>1.520259</text:p>
              </table:table-cell>
              <table:table-cell office:value-type="float" office:value="19.866667">
                <text:p>19.8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4876">
                <text:p>0.14876</text:p>
              </table:table-cell>
              <table:table-cell office:value-type="float" office:value="1.520505">
                <text:p>1.520505</text:p>
              </table:table-cell>
              <table:table-cell office:value-type="float" office:value="19.733333">
                <text:p>19.7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377">
                <text:p>0.08377</text:p>
              </table:table-cell>
              <table:table-cell office:value-type="float" office:value="1.519939">
                <text:p>1.519939</text:p>
              </table:table-cell>
              <table:table-cell office:value-type="float" office:value="19.1875">
                <text:p>19.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2873">
                <text:p>0.082873</text:p>
              </table:table-cell>
              <table:table-cell office:value-type="float" office:value="1.521442">
                <text:p>1.521442</text:p>
              </table:table-cell>
              <table:table-cell office:value-type="float" office:value="25.733333">
                <text:p>25.7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4419">
                <text:p>0.174419</text:p>
              </table:table-cell>
              <table:table-cell office:value-type="float" office:value="1.520031">
                <text:p>1.520031</text:p>
              </table:table-cell>
              <table:table-cell office:value-type="float" office:value="20.466667">
                <text:p>20.4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68539">
                <text:p>0.168539</text:p>
              </table:table-cell>
              <table:table-cell office:value-type="float" office:value="1.518929">
                <text:p>1.518929</text:p>
              </table:table-cell>
              <table:table-cell office:value-type="float" office:value="21.333333">
                <text:p>21.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78571">
                <text:p>0.178571</text:p>
              </table:table-cell>
              <table:table-cell office:value-type="float" office:value="1.521347">
                <text:p>1.521347</text:p>
              </table:table-cell>
              <table:table-cell office:value-type="float" office:value="22.357143">
                <text:p>22.3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92308">
                <text:p>0.192308</text:p>
              </table:table-cell>
              <table:table-cell office:value-type="float" office:value="1.518208">
                <text:p>1.518208</text:p>
              </table:table-cell>
              <table:table-cell office:value-type="float" office:value="15.714286">
                <text:p>15.714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1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2.166cm" xlink:href=".." xlink:type="simple" chart:class="chart:scatter" chart:style-name="ch1">
        <chart:title svg:x="1.129cm" svg:y="0.378cm" chart:style-name="ch2">
          <text:p>Minimum/Average/Maximum of (timeFMB / timeSAT) for intersecting pairs in 3D</text:p>
        </chart:title>
        <chart:legend chart:legend-position="bottom" svg:x="4.379cm" svg:y="11.567cm" style:legend-expansion="wide" chart:style-name="ch3"/>
        <chart:plot-area chart:style-name="ch4" table:cell-range-address="3D.B5:3D.B14 3D.E4:3D.G14" chart:data-source-has-labels="row" svg:x="0.319cm" svg:y="1.304cm" svg:width="15.36cm" svg:height="9.836cm">
          <chartooo:coordinate-region svg:x="1.231cm" svg:y="1.503cm" svg:width="14.354cm" svg:height="8.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3D.E5:3D.E14" chart:label-cell-address="3D.E4:3D.E4" chart:class="chart:scatter">
            <chart:domain table:cell-range-address="3D.B5:3D.B14"/>
            <chart:data-point chart:repeated="10"/>
          </chart:series>
          <chart:series chart:style-name="ch9" chart:values-cell-range-address="3D.F5:3D.F14" chart:label-cell-address="3D.F4:3D.F4" chart:class="chart:scatter">
            <chart:data-point chart:repeated="10"/>
          </chart:series>
          <chart:series chart:style-name="ch10" chart:values-cell-range-address="3D.G5:3D.G14" chart:label-cell-address="3D.G4:3D.G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Inter</text:p>
                <draw:g>
                  <svg:desc>3D.E4:3D.E4</svg:desc>
                </draw:g>
              </table:table-cell>
              <table:table-cell office:value-type="string">
                <text:p>avgInter</text:p>
                <draw:g>
                  <svg:desc>3D.F4:3D.F4</svg:desc>
                </draw:g>
              </table:table-cell>
              <table:table-cell office:value-type="string">
                <text:p>maxInter</text:p>
                <draw:g>
                  <svg:desc>3D.G4:3D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D.B5:3D.B14</svg:desc>
                </draw:g>
              </table:table-cell>
              <table:table-cell office:value-type="float" office:value="0.582975">
                <text:p>0.582975</text:p>
                <draw:g>
                  <svg:desc>3D.E5:3D.E14</svg:desc>
                </draw:g>
              </table:table-cell>
              <table:table-cell office:value-type="float" office:value="1.230816">
                <text:p>1.230816</text:p>
                <draw:g>
                  <svg:desc>3D.F5:3D.F14</svg:desc>
                </draw:g>
              </table:table-cell>
              <table:table-cell office:value-type="float" office:value="2.625692">
                <text:p>2.625692</text:p>
                <draw:g>
                  <svg:desc>3D.G5:3D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5889">
                <text:p>0.315889</text:p>
              </table:table-cell>
              <table:table-cell office:value-type="float" office:value="1.232035">
                <text:p>1.232035</text:p>
              </table:table-cell>
              <table:table-cell office:value-type="float" office:value="2.522917">
                <text:p>2.522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9">
                <text:p>0.319</text:p>
              </table:table-cell>
              <table:table-cell office:value-type="float" office:value="1.23361">
                <text:p>1.23361</text:p>
              </table:table-cell>
              <table:table-cell office:value-type="float" office:value="2.654667">
                <text:p>2.654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28561">
                <text:p>0.228561</text:p>
              </table:table-cell>
              <table:table-cell office:value-type="float" office:value="1.231568">
                <text:p>1.231568</text:p>
              </table:table-cell>
              <table:table-cell office:value-type="float" office:value="2.671392">
                <text:p>2.671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70908">
                <text:p>0.270908</text:p>
              </table:table-cell>
              <table:table-cell office:value-type="float" office:value="1.229414">
                <text:p>1.229414</text:p>
              </table:table-cell>
              <table:table-cell office:value-type="float" office:value="2.748227">
                <text:p>2.748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7355">
                <text:p>0.317355</text:p>
              </table:table-cell>
              <table:table-cell office:value-type="float" office:value="1.229956">
                <text:p>1.229956</text:p>
              </table:table-cell>
              <table:table-cell office:value-type="float" office:value="2.572917">
                <text:p>2.572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11641">
                <text:p>0.511641</text:p>
              </table:table-cell>
              <table:table-cell office:value-type="float" office:value="1.229532">
                <text:p>1.229532</text:p>
              </table:table-cell>
              <table:table-cell office:value-type="float" office:value="2.522926">
                <text:p>2.522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49914">
                <text:p>0.549914</text:p>
              </table:table-cell>
              <table:table-cell office:value-type="float" office:value="1.230395">
                <text:p>1.230395</text:p>
              </table:table-cell>
              <table:table-cell office:value-type="float" office:value="2.477174">
                <text:p>2.477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85403">
                <text:p>0.285403</text:p>
              </table:table-cell>
              <table:table-cell office:value-type="float" office:value="1.230344">
                <text:p>1.230344</text:p>
              </table:table-cell>
              <table:table-cell office:value-type="float" office:value="2.646804">
                <text:p>2.646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64672">
                <text:p>0.364672</text:p>
              </table:table-cell>
              <table:table-cell office:value-type="float" office:value="1.22976">
                <text:p>1.22976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6cm" svg:height="12.139cm" xlink:href=".." xlink:type="simple" chart:class="chart:scatter" chart:style-name="ch1">
        <chart:title svg:x="0.759cm" svg:y="0.377cm" chart:style-name="ch2">
          <text:p>Minimum/Average/Maximum of (timeFMB / timeSAT) for non-intersecting pairs in 3D</text:p>
        </chart:title>
        <chart:legend chart:legend-position="bottom" svg:x="3.758cm" svg:y="11.54cm" style:legend-expansion="wide" chart:style-name="ch3"/>
        <chart:plot-area chart:style-name="ch4" table:cell-range-address="3D.B5:3D.B14 3D.H4:3D.J14" chart:data-source-has-labels="row" svg:x="0.32cm" svg:y="1.302cm" svg:width="15.386cm" svg:height="9.812cm">
          <chartooo:coordinate-region svg:x="1.232cm" svg:y="1.501cm" svg:width="14.38cm" svg:height="8.9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3D.H5:3D.H14" chart:label-cell-address="3D.H4:3D.H4" chart:class="chart:scatter">
            <chart:domain table:cell-range-address="3D.B5:3D.B14"/>
            <chart:data-point chart:repeated="10"/>
          </chart:series>
          <chart:series chart:style-name="ch9" chart:values-cell-range-address="3D.I5:3D.I14" chart:label-cell-address="3D.I4:3D.I4" chart:class="chart:scatter">
            <chart:data-point chart:repeated="10"/>
          </chart:series>
          <chart:series chart:style-name="ch10" chart:values-cell-range-address="3D.J5:3D.J14" chart:label-cell-address="3D.J4:3D.J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NoInter</text:p>
                <draw:g>
                  <svg:desc>3D.H4:3D.H4</svg:desc>
                </draw:g>
              </table:table-cell>
              <table:table-cell office:value-type="string">
                <text:p>avgNoInter</text:p>
                <draw:g>
                  <svg:desc>3D.I4:3D.I4</svg:desc>
                </draw:g>
              </table:table-cell>
              <table:table-cell office:value-type="string">
                <text:p>maxNoInter</text:p>
                <draw:g>
                  <svg:desc>3D.J4:3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D.B5:3D.B14</svg:desc>
                </draw:g>
              </table:table-cell>
              <table:table-cell office:value-type="float" office:value="0.051114">
                <text:p>0.051114</text:p>
                <draw:g>
                  <svg:desc>3D.H5:3D.H14</svg:desc>
                </draw:g>
              </table:table-cell>
              <table:table-cell office:value-type="float" office:value="0.766658">
                <text:p>0.766658</text:p>
                <draw:g>
                  <svg:desc>3D.I5:3D.I14</svg:desc>
                </draw:g>
              </table:table-cell>
              <table:table-cell office:value-type="float" office:value="37.961538">
                <text:p>37.961538</text:p>
                <draw:g>
                  <svg:desc>3D.J5:3D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3304">
                <text:p>0.013304</text:p>
              </table:table-cell>
              <table:table-cell office:value-type="float" office:value="0.764355">
                <text:p>0.764355</text:p>
              </table:table-cell>
              <table:table-cell office:value-type="float" office:value="38.962963">
                <text:p>38.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3089">
                <text:p>0.043089</text:p>
              </table:table-cell>
              <table:table-cell office:value-type="float" office:value="0.764707">
                <text:p>0.764707</text:p>
              </table:table-cell>
              <table:table-cell office:value-type="float" office:value="36.04">
                <text:p>36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299">
                <text:p>0.03299</text:p>
              </table:table-cell>
              <table:table-cell office:value-type="float" office:value="0.766761">
                <text:p>0.766761</text:p>
              </table:table-cell>
              <table:table-cell office:value-type="float" office:value="41.925926">
                <text:p>41.925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3195">
                <text:p>0.033195</text:p>
              </table:table-cell>
              <table:table-cell office:value-type="float" office:value="0.765773">
                <text:p>0.765773</text:p>
              </table:table-cell>
              <table:table-cell office:value-type="float" office:value="43.851852">
                <text:p>43.85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42079">
                <text:p>0.042079</text:p>
              </table:table-cell>
              <table:table-cell office:value-type="float" office:value="0.764783">
                <text:p>0.764783</text:p>
              </table:table-cell>
              <table:table-cell office:value-type="float" office:value="38.074074">
                <text:p>38.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47337">
                <text:p>0.047337</text:p>
              </table:table-cell>
              <table:table-cell office:value-type="float" office:value="0.765865">
                <text:p>0.765865</text:p>
              </table:table-cell>
              <table:table-cell office:value-type="float" office:value="40.846154">
                <text:p>40.846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4902">
                <text:p>0.04902</text:p>
              </table:table-cell>
              <table:table-cell office:value-type="float" office:value="0.765394">
                <text:p>0.765394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46065">
                <text:p>0.046065</text:p>
              </table:table-cell>
              <table:table-cell office:value-type="float" office:value="0.766043">
                <text:p>0.766043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53476">
                <text:p>0.053476</text:p>
              </table:table-cell>
              <table:table-cell office:value-type="float" office:value="0.765165">
                <text:p>0.765165</text:p>
              </table:table-cell>
              <table:table-cell office:value-type="float" office:value="35.592593">
                <text:p>35.5925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2.089cm" xlink:href=".." xlink:type="simple" chart:class="chart:scatter" chart:style-name="ch1">
        <chart:title svg:x="1.936cm" svg:y="0.376cm" chart:style-name="ch2">
          <text:p>Minimum/Average/Maximum of (timeFMB / timeSAT) for all pairs in 3D</text:p>
        </chart:title>
        <chart:legend chart:legend-position="bottom" svg:x="4.26cm" svg:y="11.49cm" style:legend-expansion="wide" chart:style-name="ch3"/>
        <chart:plot-area chart:style-name="ch4" table:cell-range-address="3D.B5:3D.B14 3D.K4:3D.M14" chart:data-source-has-labels="row" svg:x="0.319cm" svg:y="1.3cm" svg:width="15.36cm" svg:height="9.765cm">
          <chartooo:coordinate-region svg:x="1.231cm" svg:y="1.499cm" svg:width="14.354cm" svg:height="8.91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3D.K5:3D.K14" chart:label-cell-address="3D.K4:3D.K4" chart:class="chart:scatter">
            <chart:domain table:cell-range-address="3D.B5:3D.B14"/>
            <chart:data-point chart:repeated="10"/>
          </chart:series>
          <chart:series chart:style-name="ch9" chart:values-cell-range-address="3D.L5:3D.L14" chart:label-cell-address="3D.L4:3D.L4" chart:class="chart:scatter">
            <chart:data-point chart:repeated="10"/>
          </chart:series>
          <chart:series chart:style-name="ch10" chart:values-cell-range-address="3D.M5:3D.M14" chart:label-cell-address="3D.M4:3D.M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Total</text:p>
                <draw:g>
                  <svg:desc>3D.K4:3D.K4</svg:desc>
                </draw:g>
              </table:table-cell>
              <table:table-cell office:value-type="string">
                <text:p>avgTotal</text:p>
                <draw:g>
                  <svg:desc>3D.L4:3D.L4</svg:desc>
                </draw:g>
              </table:table-cell>
              <table:table-cell office:value-type="string">
                <text:p>maxTotal</text:p>
                <draw:g>
                  <svg:desc>3D.M4:3D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D.B5:3D.B14</svg:desc>
                </draw:g>
              </table:table-cell>
              <table:table-cell office:value-type="float" office:value="0.051114">
                <text:p>0.051114</text:p>
                <draw:g>
                  <svg:desc>3D.K5:3D.K14</svg:desc>
                </draw:g>
              </table:table-cell>
              <table:table-cell office:value-type="float" office:value="0.839745">
                <text:p>0.839745</text:p>
                <draw:g>
                  <svg:desc>3D.L5:3D.L14</svg:desc>
                </draw:g>
              </table:table-cell>
              <table:table-cell office:value-type="float" office:value="37.961538">
                <text:p>37.961538</text:p>
                <draw:g>
                  <svg:desc>3D.M5:3D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3304">
                <text:p>0.013304</text:p>
              </table:table-cell>
              <table:table-cell office:value-type="float" office:value="0.838228">
                <text:p>0.838228</text:p>
              </table:table-cell>
              <table:table-cell office:value-type="float" office:value="38.962963">
                <text:p>38.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3089">
                <text:p>0.043089</text:p>
              </table:table-cell>
              <table:table-cell office:value-type="float" office:value="0.838621">
                <text:p>0.838621</text:p>
              </table:table-cell>
              <table:table-cell office:value-type="float" office:value="36.04">
                <text:p>36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299">
                <text:p>0.03299</text:p>
              </table:table-cell>
              <table:table-cell office:value-type="float" office:value="0.840028">
                <text:p>0.840028</text:p>
              </table:table-cell>
              <table:table-cell office:value-type="float" office:value="41.925926">
                <text:p>41.925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3195">
                <text:p>0.033195</text:p>
              </table:table-cell>
              <table:table-cell office:value-type="float" office:value="0.839228">
                <text:p>0.839228</text:p>
              </table:table-cell>
              <table:table-cell office:value-type="float" office:value="43.851852">
                <text:p>43.85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42079">
                <text:p>0.042079</text:p>
              </table:table-cell>
              <table:table-cell office:value-type="float" office:value="0.838196">
                <text:p>0.838196</text:p>
              </table:table-cell>
              <table:table-cell office:value-type="float" office:value="38.074074">
                <text:p>38.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47337">
                <text:p>0.047337</text:p>
              </table:table-cell>
              <table:table-cell office:value-type="float" office:value="0.838873">
                <text:p>0.838873</text:p>
              </table:table-cell>
              <table:table-cell office:value-type="float" office:value="40.846154">
                <text:p>40.846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4902">
                <text:p>0.04902</text:p>
              </table:table-cell>
              <table:table-cell office:value-type="float" office:value="0.838945">
                <text:p>0.838945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46065">
                <text:p>0.046065</text:p>
              </table:table-cell>
              <table:table-cell office:value-type="float" office:value="0.838931">
                <text:p>0.838931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53476">
                <text:p>0.053476</text:p>
              </table:table-cell>
              <table:table-cell office:value-type="float" office:value="0.838698">
                <text:p>0.838698</text:p>
              </table:table-cell>
              <table:table-cell office:value-type="float" office:value="35.592593">
                <text:p>35.5925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